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rint ('How old are you?')</text:p>
      <text:p text:style-name="Standard">age= int(input())</text:p>
      <text:p text:style-name="Standard">print ('Do you smoke? (Yes or No)')</text:p>
      <text:p text:style-name="Standard">cigarette=input()</text:p>
      <text:p text:style-name="Standard">print('Is your immune system too weak?(Yes or No)')</text:p>
      <text:p text:style-name="Standard">immune_system = input()</text:p>
      <text:p text:style-name="Standard">if age &gt; 75 :</text:p>
      <text:p text:style-name="Standard"><text:s text:c="4"/>age = True</text:p>
      <text:p text:style-name="Standard">else:</text:p>
      <text:p text:style-name="Standard"><text:s text:c="4"/>age = False</text:p>
      <text:p text:style-name="Standard">if cigarette == False :</text:p>
      <text:p text:style-name="Standard"><text:s text:c="4"/>cigarette = True</text:p>
      <text:p text:style-name="Standard">else:</text:p>
      <text:p text:style-name="Standard"><text:s text:c="4"/>cigarette=False</text:p>
      <text:p text:style-name="Standard">if immune_system == False:</text:p>
      <text:p text:style-name="Standard"><text:s text:c="4"/>immune_system = True</text:p>
      <text:p text:style-name="Standard">else:</text:p>
      <text:p text:style-name="Standard"><text:s text:c="4"/>immune_system = False</text:p>
      <text:p text:style-name="Standard">bool_val= age or cigarette or immune_system</text:p>
      <text:p text:style-name="Standard">print(bool_val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brahim</dc:creator>
    <meta:creation-date>2017-10-20T23:40:00Z</meta:creation-date>
    <dc:date>2020-07-11T13:28:00Z</dc:date>
    <meta:template xlink:href="Normal.dotm" xlink:type="simple"/>
    <meta:editing-cycles>2</meta:editing-cycles>
    <meta:editing-duration>PT60S</meta:editing-duration>
    <meta:document-statistic meta:page-count="1" meta:paragraph-count="1" meta:word-count="65" meta:character-count="440" meta:row-count="3" meta:non-whitespace-character-count="376"/>
  </office:meta>
</office:document-meta>
</file>